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P2" style:family="paragraph" style:parent-style-name="Standard">
      <style:text-properties style:use-window-font-color="true" loext:opacity="0%" style:font-name="Lucida Console" fo:font-size="9pt" officeooo:rsid="00155cf5" officeooo:paragraph-rsid="00155cf5" style:font-size-asian="9pt"/>
    </style:style>
    <style:style style:name="P3" style:family="paragraph" style:parent-style-name="Standard">
      <style:text-properties fo:color="#d42c3a" loext:opacity="100%" style:font-name="Lucida Console" fo:font-size="9pt" style:font-size-asian="9pt"/>
    </style:style>
    <style:style style:name="P4" style:family="paragraph" style:parent-style-name="Standard">
      <style:text-properties fo:color="#1ca800" loext:opacity="100%" style:font-name="Lucida Console" fo:font-size="9pt" style:font-size-asian="9pt"/>
    </style:style>
    <style:style style:name="P5" style:family="paragraph" style:parent-style-name="Standard">
      <style:text-properties fo:color="#1ca800" loext:opacity="100%" style:font-name="Lucida Console" fo:font-size="9pt" officeooo:rsid="0012030a" officeooo:paragraph-rsid="0012030a" style:font-size-asian="9pt"/>
    </style:style>
    <style:style style:name="P6" style:family="paragraph" style:parent-style-name="Standard">
      <style:text-properties fo:color="#1ca800" loext:opacity="100%" style:font-name="Lucida Console" fo:font-size="16pt" officeooo:rsid="0012030a" officeooo:paragraph-rsid="0012030a" style:font-size-asian="16pt" style:font-size-complex="16pt"/>
    </style:style>
    <style:style style:name="P7" style:family="paragraph" style:parent-style-name="Standard">
      <style:text-properties fo:color="#1ca800" loext:opacity="100%" style:font-name="Lucida Console" fo:font-size="16pt" officeooo:rsid="0013bc9e" officeooo:paragraph-rsid="0013bc9e" style:font-size-asian="16pt" style:font-size-complex="16pt"/>
    </style:style>
    <style:style style:name="P8" style:family="paragraph" style:parent-style-name="Standard">
      <style:text-properties officeooo:paragraph-rsid="0012030a"/>
    </style:style>
    <style:style style:name="P9" style:family="paragraph" style:parent-style-name="Standard">
      <style:text-properties style:use-window-font-color="true" loext:opacity="0%" style:font-name="Lucida Console" fo:font-size="9pt" style:font-size-asian="9pt"/>
    </style:style>
    <style:style style:name="P10" style:family="paragraph" style:parent-style-name="Standard">
      <style:text-properties fo:color="#00a89a" loext:opacity="100%" style:font-name="Lucida Console" fo:font-size="9pt" style:font-size-asian="9pt"/>
    </style:style>
    <style:style style:name="T1" style:family="text">
      <style:text-properties fo:color="#1ca800" loext:opacity="100%" style:font-name="Lucida Console" fo:font-size="9pt" style:font-size-asian="9pt"/>
    </style:style>
    <style:style style:name="T2" style:family="text">
      <style:text-properties fo:color="#b148c6" loext:opacity="100%" style:font-name="Lucida Console" fo:font-size="9pt" style:font-size-asian="9pt"/>
    </style:style>
    <style:style style:name="T3" style:family="text">
      <style:text-properties fo:color="#c0a000" loext:opacity="100%" style:font-name="Lucida Console" fo:font-size="9pt" style:font-size-asian="9pt"/>
    </style:style>
    <style:style style:name="T4" style:family="text">
      <style:text-properties style:use-window-font-color="true" loext:opacity="0%" style:font-name="Lucida Console" fo:font-size="9pt" style:font-size-asian="9pt"/>
    </style:style>
    <style:style style:name="T5" style:family="text">
      <style:text-properties fo:color="#00a89a" loext:opacity="100%" style:font-name="Lucida Console" fo:font-size="9pt" style:font-size-asian="9pt"/>
    </style:style>
    <style:style style:name="T6" style:family="text">
      <style:text-properties fo:color="#d42c3a" loext:opacity="100%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ent faire une merge request sur git lab</text:p>
      <text:p text:style-name="P7"/>
      <text:p text:style-name="P5"/>
      <text:p text:style-name="P8"><text:span text:style-name="T1">utilisateur@UTILISA-G5KG1QE </text:span><text:span text:style-name="T2">MINGW64 </text:span><text:span text:style-name="T3">~</text:span></text:p>
      <text:p text:style-name="P1">$ cd /c/Users/utilisateur/brief_4_pt_3</text:p>
      <text:p text:style-name="P1"/>
      <text:p text:style-name="Standard"><text:span text:style-name="T1">utilisateur@UTILISA-G5KG1QE </text:span><text:span text:style-name="T2">MINGW64 </text:span><text:span text:style-name="T3">~/brief_4_pt_3</text:span></text:p>
      <text:p text:style-name="P1">$ git add Boucle automatisation</text:p>
      <text:p text:style-name="P1">fatal: not a git repository (or any of the parent directories): .git</text:p>
      <text:p text:style-name="P1"/>
      <text:p text:style-name="Standard"><text:span text:style-name="T1">utilisateur@UTILISA-G5KG1QE </text:span><text:span text:style-name="T2">MINGW64 </text:span><text:span text:style-name="T3">~/brief_4_pt_3</text:span></text:p>
      <text:p text:style-name="P1">$ git add Boucle automatisation</text:p>
      <text:p text:style-name="P1">fatal: not a git repository (or any of the parent directories): .git</text:p>
      <text:p text:style-name="P1"/>
      <text:p text:style-name="Standard"><text:span text:style-name="T1">utilisateur@UTILISA-G5KG1QE </text:span><text:span text:style-name="T2">MINGW64 </text:span><text:span text:style-name="T3">~/brief_4_pt_3</text:span></text:p>
      <text:p text:style-name="P1">$ git branch --all</text:p>
      <text:p text:style-name="P1">fatal: not a git repository (or any of the parent directories): .git</text:p>
      <text:p text:style-name="P1"/>
      <text:p text:style-name="Standard"><text:span text:style-name="T1">utilisateur@UTILISA-G5KG1QE </text:span><text:span text:style-name="T2">MINGW64 </text:span><text:span text:style-name="T3">~/brief_4_pt_3</text:span></text:p>
      <text:p text:style-name="P1">$ cd vivelescollegues_brice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main)</text:span></text:p>
      <text:p text:style-name="P1">$ git branch --all</text:p>
      <text:p text:style-name="Standard"><text:span text:style-name="T4">* </text:span><text:span text:style-name="T1">main</text:span></text:p>
      <text:p text:style-name="Standard"><text:span text:style-name="T4"><text:s text:c="2"/></text:span><text:span text:style-name="T6">remotes/origin/HEAD</text:span><text:span text:style-name="T4"> -&gt; origin/main</text:span></text:p>
      <text:p text:style-name="Standard"><text:span text:style-name="T4"><text:s text:c="2"/></text:span><text:span text:style-name="T6">remotes/origin/csv_transform</text:span></text:p>
      <text:p text:style-name="Standard"><text:span text:style-name="T4"><text:s text:c="2"/></text:span><text:span text:style-name="T6">remotes/origin/listemployes.charlie</text:span></text:p>
      <text:p text:style-name="Standard"><text:span text:style-name="T4"><text:s text:c="2"/></text:span><text:span text:style-name="T6">remotes/origin/main</text:span></text:p>
      <text:p text:style-name="Standard"><text:span text:style-name="T4"><text:s text:c="2"/></text:span><text:span text:style-name="T6">remotes/origin/test</text:span></text:p>
      <text:p text:style-name="Standard"><text:span text:style-name="T4"><text:s text:c="2"/></text:span><text:span text:style-name="T6">remotes/origin/txt_to_csv</text:span></text:p>
      <text:p text:style-name="P3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main)</text:span></text:p>
      <text:p text:style-name="P1">$ git pull origin base</text:p>
      <text:p text:style-name="P1">From https://gitlab.com/simplonclermontia3/vivelescollegues_brice</text:p>
      <text:p text:style-name="P1"><text:s/>* branch <text:s text:c="11"/>base <text:s text:c="6"/>-&gt; FETCH_HEAD</text:p>
      <text:p text:style-name="P1"><text:s/>* [new branch] <text:s text:c="5"/>base <text:s text:c="6"/>-&gt; origin/base</text:p>
      <text:p text:style-name="P1">Already up to date.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main)</text:span></text:p>
      <text:p text:style-name="P1">$ git branch --all</text:p>
      <text:p text:style-name="Standard"><text:span text:style-name="T4">* </text:span><text:span text:style-name="T1">main</text:span></text:p>
      <text:p text:style-name="Standard"><text:span text:style-name="T4"><text:s text:c="2"/></text:span><text:span text:style-name="T6">remotes/origin/HEAD</text:span><text:span text:style-name="T4"> -&gt; origin/main</text:span></text:p>
      <text:p text:style-name="Standard"><text:span text:style-name="T4"><text:s text:c="2"/></text:span><text:span text:style-name="T6">remotes/origin/base</text:span></text:p>
      <text:p text:style-name="Standard"><text:span text:style-name="T4"><text:s text:c="2"/></text:span><text:span text:style-name="T6">remotes/origin/csv_transform</text:span></text:p>
      <text:p text:style-name="Standard"><text:span text:style-name="T4"><text:s text:c="2"/></text:span><text:span text:style-name="T6">remotes/origin/listemployes.charlie</text:span></text:p>
      <text:p text:style-name="Standard"><text:span text:style-name="T4"><text:s text:c="2"/></text:span><text:span text:style-name="T6">remotes/origin/main</text:span></text:p>
      <text:p text:style-name="Standard"><text:span text:style-name="T4"><text:s text:c="2"/></text:span><text:span text:style-name="T6">remotes/origin/test</text:span></text:p>
      <text:p text:style-name="Standard"><text:span text:style-name="T4"><text:s text:c="2"/></text:span><text:span text:style-name="T6">remotes/origin/txt_to_csv</text:span></text:p>
      <text:p text:style-name="P3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main)</text:span></text:p>
      <text:p text:style-name="P1">$ git checkout base</text:p>
      <text:p text:style-name="P1">Switched to a new branch 'base'</text:p>
      <text:p text:style-name="P1">branch 'base' set up to track 'origin/base'.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base)</text:span></text:p>
      <text:p text:style-name="P1">$ git branch</text:p>
      <text:p text:style-name="Standard"><text:span text:style-name="T4">* </text:span><text:span text:style-name="T1">base</text:span></text:p>
      <text:p text:style-name="P1"><text:s text:c="2"/>main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base)</text:span></text:p>
      <text:p text:style-name="P1">$ git add boucle_automatisation</text:p>
      <text:p text:style-name="P1">fatal: pathspec 'boucle_automatisation' did not match any files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base)</text:span></text:p>
      <text:p text:style-name="P1">$ <text:s/></text:p>
      <text:p text:style-name="P1">warning: in the working copy of 'boucle_automatisation.ipynb', LF will be replaced by CRLF the next time Git touches it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base)</text:span></text:p>
      <text:p text:style-name="P1">$ git status</text:p>
      <text:p text:style-name="P1">On branch base</text:p>
      <text:p text:style-name="P1">Your branch is up to date with 'origin/base'.</text:p>
      <text:p text:style-name="P1"/>
      <text:p text:style-name="P1">Changes to be committed:</text:p>
      <text:p text:style-name="P1"><text:s text:c="2"/>(use "git restore --staged &lt;file&gt;..." to unstage)</text:p>
      <text:p text:style-name="Standard"><text:span text:style-name="T4"><text:s text:c="8"/></text:span><text:span text:style-name="T1">new file: <text:s text:c="2"/>boucle_automatisation.ipynb</text:span></text:p>
      <text:p text:style-name="P4"/>
      <text:p text:style-name="P4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base)</text:span></text:p>
      <text:p text:style-name="P1"><text:soft-page-break/>$ git commit -m "Ajout de la fonction du 1er ticket"</text:p>
      <text:p text:style-name="P1">[base d0104fa] Ajout de la fonction du 1er ticket</text:p>
      <text:p text:style-name="P1"><text:s/>1 file changed, 147 insertions(+)</text:p>
      <text:p text:style-name="P1"><text:s/>create mode 100644 boucle_automatisation.ipynb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base)</text:span></text:p>
      <text:p text:style-name="P1">$ git push origin base</text:p>
      <text:p text:style-name="P1">Enumerating objects: 4, done.</text:p>
      <text:p text:style-name="P1">Counting objects: 100% (4/4), done.</text:p>
      <text:p text:style-name="P1">Delta compression using up to 8 threads</text:p>
      <text:p text:style-name="P1">Compressing objects: 100% (3/3), done.</text:p>
      <text:p text:style-name="P1">Writing objects: 100% (3/3), 1.05 KiB | 1.05 MiB/s, done.</text:p>
      <text:p text:style-name="P1">Total 3 (delta 0), reused 0 (delta 0), pack-reused 0</text:p>
      <text:p text:style-name="P1">remote:</text:p>
      <text:p text:style-name="P1">remote: To create a merge request for base, visit:</text:p>
      <text:p text:style-name="P1">remote: <text:s text:c="2"/>https://gitlab.com/simplonclermontia3/vivelescollegues_brice/-/merge_requests/new?merge_request%5Bsource_branch%5D=base</text:p>
      <text:p text:style-name="P1">remote:</text:p>
      <text:p text:style-name="P1">To https://gitlab.com/simplonclermontia3/vivelescollegues_brice.git</text:p>
      <text:p text:style-name="P1"><text:s text:c="3"/>e3587b0..d0104fa <text:s/>base -&gt; base</text:p>
      <text:p text:style-name="P1"/>
      <text:p text:style-name="Standard"><text:span text:style-name="T1">utilisateur@UTILISA-G5KG1QE </text:span><text:span text:style-name="T2">MINGW64 </text:span><text:span text:style-name="T3">~/brief_4_pt_3/vivelescollegues_brice</text:span><text:span text:style-name="T5"> (base)</text:span></text:p>
      <text:p text:style-name="P1">$ git pull origin main</text:p>
      <text:p text:style-name="P1">remote: Enumerating objects: 8, done.</text:p>
      <text:p text:style-name="P1">remote: Counting objects: 100% (8/8), done.</text:p>
      <text:p text:style-name="P1">remote: Compressing objects: 100% (6/6), done.</text:p>
      <text:p text:style-name="P1">remote: Total 6 (delta 2), reused 0 (delta 0), pack-reused 0</text:p>
      <text:p text:style-name="P1">Unpacking objects: 100% (6/6), 1.02 KiB | 33.00 KiB/s, done.</text:p>
      <text:p text:style-name="P1">From https://gitlab.com/simplonclermontia3/vivelescollegues_brice</text:p>
      <text:p text:style-name="P1"><text:s/>* branch <text:s text:c="11"/>main <text:s text:c="6"/>-&gt; FETCH_HEAD</text:p>
      <text:p text:style-name="P1"><text:s text:c="3"/>e3587b0..0578cba <text:s/>main <text:s text:c="6"/>-&gt; origin/main</text:p>
      <text:p text:style-name="P1">Updating accc71d..0578cba</text:p>
      <text:p text:style-name="P1">Fast-forward</text:p>
      <text:p text:style-name="Standard"><text:span text:style-name="T4"><text:s/>txt_to_csv.py | 10 </text:span><text:span text:style-name="T1">++++++++++</text:span></text:p>
      <text:p text:style-name="P1"><text:s/>1 file changed, 10 insertions(+)</text:p>
      <text:p text:style-name="P1"><text:s/>create mode 100644 txt_to_csv.py</text:p>
      <text:p text:style-name="P10"/>
      <text:p text:style-name="P10"/>
      <text:p text:style-name="P2">git rm &lt;file name&gt; → pour supprimer le fichier puis commit et psush !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0:15:17.977000000</meta:creation-date>
    <dc:date>2022-10-19T17:12:59.497000000</dc:date>
    <meta:editing-duration>PT3H1M45S</meta:editing-duration>
    <meta:editing-cycles>4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95" meta:word-count="439" meta:character-count="4019" meta:non-whitespace-character-count="3568"/>
  </office:meta>
</office:document-meta>
</file>